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marker-end="" draw:fill="solid" draw:fill-color="#eeeeee" draw:opacity="30%" draw:textarea-horizontal-align="justify" draw:textarea-vertical-align="middle" draw:auto-grow-height="false" draw:shadow-opacity="30%"/>
    </style:style>
    <style:style style:name="gr2" style:family="graphic" style:parent-style-name="standard">
      <style:graphic-properties svg:stroke-color="#000000" draw:marker-end="" draw:fill="solid" draw:fill-color="#eeeeee" draw:opacity="50%" draw:textarea-horizontal-align="justify" draw:textarea-vertical-align="middle" draw:auto-grow-height="false" draw:shadow-opacity="50%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marker-end="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marker-end="" draw:fill="solid" draw:fill-color="#ffffff" draw:textarea-horizontal-align="justify" draw:textarea-vertical-align="middle" draw:auto-grow-height="false" fo:min-height="0.263cm" fo:min-width="1.128cm"/>
    </style:style>
    <style:style style:name="gr6" style:family="graphic" style:parent-style-name="standard">
      <style:graphic-properties svg:stroke-color="#000000" draw:marker-end="" draw:fill="solid" draw:fill-color="#ffffff" draw:textarea-horizontal-align="justify" draw:textarea-vertical-align="middle" draw:auto-grow-height="false" fo:min-height="0.494cm" fo:min-width="1.374cm"/>
    </style:style>
    <style:style style:name="gr7" style:family="graphic" style:parent-style-name="standard">
      <style:graphic-properties svg:stroke-color="#000000" draw:marker-end="" draw:fill="solid" draw:fill-color="#ffffff" draw:textarea-horizontal-align="justify" draw:textarea-vertical-align="middle" draw:auto-grow-height="false" fo:min-height="0.422cm" fo:min-width="1.551cm"/>
    </style:style>
    <style:style style:name="gr8" style:family="graphic" style:parent-style-name="standard">
      <style:graphic-properties svg:stroke-width="0.1cm" svg:stroke-color="#000000" draw:marker-start-width="0.35cm" draw:marker-end="" draw:marker-end-width="0.35cm" draw:fill="solid" draw:fill-color="#ffffff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color="#000000" draw:marker-end="" draw:fill="solid" draw:fill-color="#ffffff" draw:textarea-vertical-align="middle"/>
    </style:style>
    <style:style style:name="gr10" style:family="graphic" style:parent-style-name="standard">
      <style:graphic-properties svg:stroke-width="0.1cm" svg:stroke-color="#000000" draw:marker-start="" draw:marker-start-width="0.35cm" draw:marker-end="Arrow" draw:marker-end-width="0.35cm" draw:fill="solid" draw:fill-color="#ffffff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cm" svg:stroke-color="#000000" draw:marker-start-width="0.2cm" draw:marker-end="" draw:marker-end-width="0.2cm" draw:fill="solid" draw:fill-color="#ffffff" draw:textarea-vertical-align="middle" fo:padding-top="0.125cm" fo:padding-bottom="0.125cm" fo:padding-left="0.25cm" fo:padding-right="0.25cm"/>
    </style:style>
    <style:style style:name="gr12" style:family="graphic" style:parent-style-name="standard">
      <style:graphic-properties draw:stroke="solid" svg:stroke-width="0.1cm" svg:stroke-color="#000000" draw:marker-start="Arrow" draw:marker-start-width="0.35cm" draw:marker-end="" draw:marker-end-width="0.35cm" draw:fill="solid" draw:fill-color="#ffffff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dash" draw:stroke-dash="Fine_20_Dashed" svg:stroke-color="#000000" draw:marker-end="" draw:fill="solid" draw:fill-color="#ffffff" draw:textarea-vertical-align="middle"/>
    </style:style>
    <style:style style:name="gr14" style:family="graphic" style:parent-style-name="standard">
      <style:graphic-properties svg:stroke-color="#000000" draw:marker-end="" draw:fill="solid" draw:fill-color="#ffffff" draw:textarea-horizontal-align="justify" draw:textarea-vertical-align="middle" draw:auto-grow-height="false" fo:min-height="0.104cm" fo:min-width="0.844cm"/>
    </style:style>
    <style:style style:name="gr15" style:family="graphic" style:parent-style-name="standard">
      <style:graphic-properties svg:stroke-color="#000000" draw:marker-end="" draw:fill="solid" draw:fill-color="#ffffff" draw:textarea-horizontal-align="justify" draw:textarea-vertical-align="middle" draw:auto-grow-height="false" fo:min-height="0.422cm" fo:min-width="1.268cm"/>
    </style:style>
    <style:style style:name="P1" style:family="paragraph">
      <loext:graphic-properties draw:fill="solid" draw:fill-color="#eeeeee" draw:opacity="30%"/>
      <style:paragraph-properties fo:text-align="center"/>
    </style:style>
    <style:style style:name="P2" style:family="paragraph">
      <loext:graphic-properties draw:fill="solid" draw:fill-color="#eeeeee" draw:opacity="5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="solid" draw:fill-color="#ffffff"/>
      <style:paragraph-properties fo:text-align="center"/>
      <style:text-properties fo:font-size="12pt" style:text-underline-style="solid" style:text-underline-width="auto" style:text-underline-color="font-color" style:font-size-asian="12pt" style:font-size-complex="12pt"/>
    </style:style>
    <style:style style:name="P6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line-height="100%" fo:text-align="center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solid" draw:fill-color="#ffffff"/>
      <style:paragraph-properties fo:line-height="100%" fo:text-align="center"/>
      <style:text-properties fo:font-size="12pt" style:text-underline-style="dotted" style:text-underline-width="auto" style:text-underline-color="font-color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style:text-underline-style="dotted" style:text-underline-width="auto" style:text-underline-color="font-color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3" draw:id="id13" draw:layer="layout" svg:width="5.85cm" svg:height="8.2cm" svg:x="2.8cm" svg:y="1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2" draw:id="id12" draw:layer="layout" svg:width="5.7cm" svg:height="1.55cm" svg:x="13.45cm" svg:y="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4" draw:id="id14" draw:layer="layout" svg:width="5.85cm" svg:height="1.25cm" svg:x="14.05cm" svg:y="5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5" draw:id="id15" draw:layer="layout" svg:width="5.85cm" svg:height="7.25cm" svg:x="14.45cm" svg:y="13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1" draw:id="id11" draw:layer="layout" svg:width="5.85cm" svg:height="1.75cm" svg:x="1.15cm" svg:y="12.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7" draw:id="id17" draw:layer="layout" svg:width="5.85cm" svg:height="2.45cm" svg:x="1.25cm" svg:y="19.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4" draw:id="id4" draw:layer="layout" svg:width="2.6cm" svg:height="1.15cm" svg:x="9.95cm" svg:y="5cm">
          <text:p text:style-name="P3"><text:span text:style-name="T1">Perso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5cm" svg:height="0.95cm" svg:x="3cm" svg:y="1.55cm">
          <text:p text:style-name="P3"><text:span text:style-name="T2">u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3" draw:id="id3" draw:layer="layout" svg:width="1.85cm" svg:height="1.65cm" svg:x="10.3cm" svg:y="2.55cm">
          <text:p text:style-name="P3"><text:span text:style-name="T3">ha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6" draw:layer="layout" svg:width="2cm" svg:height="0.7cm" svg:x="6.15cm" svg:y="6.7cm">
          <text:p text:style-name="P3"><text:span text:style-name="T3">heigh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2cm" svg:height="0.694cm" svg:x="3.4cm" svg:y="7.9cm">
          <text:p text:style-name="P3"><text:span text:style-name="T3">spou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2.5cm" svg:height="0.948cm" svg:x="5.75cm" svg:y="5.302cm">
          <text:p text:style-name="P3"><text:span text:style-name="T3">biograph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2.5cm" svg:height="0.95cm" svg:x="3.075cm" svg:y="6.6cm">
          <text:p text:style-name="P3"><text:span text:style-name="T3">birth_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2.3cm" svg:height="0.725cm" svg:x="6cm" svg:y="7.95cm">
          <text:p text:style-name="P3"><text:span text:style-name="T3">death_d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2.5cm" svg:height="0.95cm" svg:x="2.9cm" svg:y="2.75cm">
          <text:p text:style-name="P3"><text:span text:style-name="T3">birth_d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2.5cm" svg:height="0.95cm" svg:x="5.6cm" svg:y="1.6cm">
          <text:p text:style-name="P3"><text:span text:style-name="T3">quot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2.5cm" svg:height="0.95cm" svg:x="5.702cm" svg:y="4.102cm">
          <text:p text:style-name="P3"><text:span text:style-name="T3">trivi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2.5cm" svg:height="0.95cm" svg:x="5.65cm" svg:y="2.8cm">
          <text:p text:style-name="P3"><text:span text:style-name="T3">gender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2.5cm" svg:height="0.95cm" svg:x="2.95cm" svg:y="4.15cm">
          <text:p text:style-name="P3"><text:span text:style-name="T3">first_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5" draw:id="id5" draw:layer="layout" svg:width="3.65cm" svg:height="1.2cm" svg:x="14.05cm" svg:y="3.6cm">
          <text:p text:style-name="P3"><text:span text:style-name="T1">AlternativeNam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0" draw:id="id10" draw:layer="layout" svg:width="3.6cm" svg:height="1.2cm" svg:x="15.2cm" svg:y="8.25cm">
          <text:p text:style-name="P3"><text:span text:style-name="T1">AlternativeTitl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4" xml:id="id2" draw:id="id2" draw:layer="layout" svg:width="3.6cm" svg:height="1.2cm" svg:x="2.5cm" svg:y="10.35cm">
          <text:p text:style-name="P3"><text:span text:style-name="T1">Charact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" draw:id="id6" draw:layer="layout" svg:width="3.6cm" svg:height="1.2cm" svg:x="11.65cm" svg:y="12.5cm">
          <text:p text:style-name="P3"><text:span text:style-name="T1">Produ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8" draw:id="id8" draw:layer="layout" svg:width="3.6cm" svg:height="1.2cm" svg:x="8.5cm" svg:y="20.725cm">
          <text:p text:style-name="P3"><text:span text:style-name="T1">Company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" draw:id="id1" draw:layer="layout" svg:width="1.85cm" svg:height="1.65cm" svg:x="8.65cm" svg:y="12.273cm">
          <text:p text:style-name="P3"><text:span text:style-name="T1">Cas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1.7cm" svg:height="0.75cm" svg:x="15.4cm" svg:y="14.2cm">
          <text:p text:style-name="P3"><text:span text:style-name="T2">u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3.2cm" svg:height="0.95cm" svg:x="16.9cm" svg:y="15.3cm">
          <text:p text:style-name="P3"><text:span text:style-name="T3">production_ye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2.1cm" svg:height="0.75cm" svg:x="17.5cm" svg:y="14.2cm">
          <text:p text:style-name="P3"><text:span text:style-name="T3">tit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2.5cm" svg:height="0.95cm" svg:x="14.5cm" svg:y="15.7cm">
          <text:p text:style-name="P3"><text:span text:style-name="T3">series_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3.35cm" svg:height="0.95cm" svg:x="16.65cm" svg:y="16.4cm">
          <text:p text:style-name="P3"><text:span text:style-name="T3">season_numb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3.55cm" svg:height="0.95cm" svg:x="16.25cm" svg:y="17.55cm">
          <text:p text:style-name="P3"><text:span text:style-name="T3">episode_numb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3.15cm" svg:height="0.95cm" svg:x="16.95cm" svg:y="19.8cm">
          <text:p text:style-name="P3"><text:span text:style-name="T3">series_year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75cm" svg:height="0.75cm" svg:x="14.3cm" svg:y="6.05cm">
          <text:p text:style-name="P7"><text:span text:style-name="T4">u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1.8cm" svg:height="0.95cm" svg:x="14.45cm" svg:y="17.6cm">
          <text:p text:style-name="P3"><text:span text:style-name="T3">gen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2.5cm" svg:height="0.95cm" svg:x="17.15cm" svg:y="18.65cm">
          <text:p text:style-name="P3"><text:span text:style-name="T3">ki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1.6cm" svg:height="0.7cm" svg:x="16.2cm" svg:y="6.15cm">
          <text:p text:style-name="P3"><text:span text:style-name="T3">p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2.5cm" svg:height="0.95cm" svg:x="1.3cm" svg:y="12.9cm">
          <text:p text:style-name="P3"><text:span text:style-name="T2">u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2.5cm" svg:height="0.95cm" svg:x="4.15cm" svg:y="12.95cm">
          <text:p text:style-name="P3"><text:span text:style-name="T3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2.65cm" svg:height="1.05cm" svg:x="4.05cm" svg:y="19.95cm">
          <text:p text:style-name="P3"><text:span text:style-name="T3">country_c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2.1cm" svg:height="0.75cm" svg:x="1.6cm" svg:y="21.05cm">
          <text:p text:style-name="P3"><text:span text:style-name="T3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1.701cm" svg:height="0.699cm" svg:x="1.55cm" svg:y="20.15cm">
          <text:p text:style-name="P3"><text:span text:style-name="T3">u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2.899cm" svg:height="0.95cm" svg:x="3.8cm" svg:y="21.2cm">
          <text:p text:style-name="P3"><text:span text:style-name="T3">company_typ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8" draw:layer="layout" svg:x1="8.65cm" svg:y1="13.098cm" svg:x2="6.1cm" svg:y2="10.95cm" draw:start-shape="id1" draw:start-glue-point="5" draw:end-shape="id2" draw:end-glue-point="1" svg:d="M8650 13098h-1275v-2148h-1275" svg:viewBox="0 0 2551 2149">
          <text:p/>
        </draw:connector>
        <draw:custom-shape draw:style-name="gr4" draw:text-style-name="P6" xml:id="id9" draw:id="id9" draw:layer="layout" svg:width="1.85cm" svg:height="1.65cm" svg:x="12.525cm" svg:y="9.825cm">
          <text:p text:style-name="P3"><text:span text:style-name="T3">ha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8" draw:layer="layout" svg:x1="11.225cm" svg:y1="4.2cm" svg:x2="11.25cm" svg:y2="5cm" draw:start-shape="id3" draw:start-glue-point="6" draw:end-shape="id4" draw:end-glue-point="0" svg:d="M11225 4200v401h25v399" svg:viewBox="0 0 26 801">
          <text:p/>
        </draw:connector>
        <draw:connector draw:style-name="gr10" draw:text-style-name="P8" draw:layer="layout" svg:x1="14.05cm" svg:y1="4.2cm" svg:x2="12.15cm" svg:y2="3.375cm" draw:start-shape="id5" draw:start-glue-point="3" draw:end-shape="id3" draw:end-glue-point="7" svg:d="M14050 4200h-949v-825h-951" svg:viewBox="0 0 1901 826">
          <text:p/>
        </draw:connector>
        <draw:connector draw:style-name="gr11" draw:text-style-name="P8" draw:layer="layout" svg:x1="9.575cm" svg:y1="12.273cm" svg:x2="11.25cm" svg:y2="6.15cm" draw:start-shape="id1" draw:start-glue-point="4" draw:end-shape="id4" draw:end-glue-point="2" svg:d="M9575 12273v-3061h1675v-3062" svg:viewBox="0 0 1676 6124">
          <text:p/>
        </draw:connector>
        <draw:connector draw:style-name="gr11" draw:text-style-name="P8" draw:layer="layout" draw:line-skew="0.174cm" svg:x1="10.5cm" svg:y1="13.098cm" svg:x2="11.65cm" svg:y2="13.1cm" draw:start-shape="id1" draw:start-glue-point="7" draw:end-shape="id6" draw:end-glue-point="3" svg:d="M10500 13098h750v2h400" svg:viewBox="0 0 1151 3">
          <text:p/>
        </draw:connector>
        <draw:connector draw:style-name="gr8" draw:text-style-name="P8" draw:layer="layout" svg:x1="10.3cm" svg:y1="19.45cm" svg:x2="10.3cm" svg:y2="20.725cm" draw:start-shape="id7" draw:start-glue-point="6" draw:end-shape="id8" draw:end-glue-point="0" svg:d="M10300 19450v1275" svg:viewBox="0 0 1 1276">
          <text:p/>
        </draw:connector>
        <draw:connector draw:style-name="gr8" draw:text-style-name="P8" draw:layer="layout" svg:x1="13.45cm" svg:y1="13.7cm" svg:x2="10.3cm" svg:y2="17.3cm" draw:start-shape="id6" draw:start-glue-point="2" draw:end-shape="id7" draw:end-glue-point="4" svg:d="M13450 13700v1800h-3150v1800" svg:viewBox="0 0 3151 3601">
          <text:p/>
        </draw:connector>
        <draw:connector draw:style-name="gr12" draw:text-style-name="P8" draw:layer="layout" svg:x1="14.375cm" svg:y1="10.65cm" svg:x2="17cm" svg:y2="9.45cm" draw:start-shape="id9" draw:start-glue-point="7" draw:end-shape="id10" draw:end-glue-point="2" svg:d="M14375 10650h2625v-1200" svg:viewBox="0 0 2626 1201">
          <text:p/>
        </draw:connector>
        <draw:custom-shape draw:style-name="gr4" draw:text-style-name="P6" draw:layer="layout" svg:width="1.499cm" svg:height="0.701cm" svg:x="17.951cm" svg:y="6.05cm">
          <text:p text:style-name="P3"><text:span text:style-name="T3">tit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8" draw:layer="layout" svg:x1="13.45cm" svg:y1="11.475cm" svg:x2="13.45cm" svg:y2="12.5cm" draw:start-shape="id9" draw:start-glue-point="6" draw:end-shape="id6" draw:end-glue-point="0" svg:d="M13450 11475v1025" svg:viewBox="0 0 1 1026">
          <text:p/>
        </draw:connector>
        <draw:custom-shape draw:style-name="gr4" draw:text-style-name="P9" draw:layer="layout" svg:width="1.75cm" svg:height="0.75cm" svg:x="13.65cm" svg:y="1.301cm">
          <text:p text:style-name="P7"><text:span text:style-name="T4">u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1.6cm" svg:height="0.7cm" svg:x="15.65cm" svg:y="1.301cm">
          <text:p text:style-name="P3"><text:span text:style-name="T3">p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1.499cm" svg:height="0.701cm" svg:x="17.501cm" svg:y="1.401cm">
          <text:p text:style-name="P3"><text:span text:style-name="T3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7" draw:id="id7" draw:layer="layout" svg:width="2.7cm" svg:height="2.15cm" svg:x="8.95cm" svg:y="17.3cm">
          <text:p text:style-name="P3"><text:span text:style-name="T1">Participat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8" draw:layer="layout" draw:type="curve" svg:x1="4.075cm" svg:y1="12.55cm" svg:x2="4.3cm" svg:y2="11.55cm" draw:start-shape="id11" draw:start-glue-point="0" draw:end-shape="id2" draw:end-glue-point="2" svg:d="M4075 12550c0-750 225-250 225-1000" svg:viewBox="0 0 226 1001">
          <text:p/>
        </draw:connector>
        <draw:connector draw:style-name="gr13" draw:text-style-name="P8" draw:layer="layout" draw:type="curve" svg:x1="16.3cm" svg:y1="2.55cm" svg:x2="15.875cm" svg:y2="3.6cm" draw:start-shape="id12" draw:start-glue-point="2" draw:end-shape="id5" draw:end-glue-point="0" svg:d="M16300 2550c0 789-425 264-425 1050" svg:viewBox="0 0 426 1051">
          <text:p/>
        </draw:connector>
        <draw:connector draw:style-name="gr13" draw:text-style-name="P8" draw:layer="layout" draw:type="curve" svg:x1="9.95cm" svg:y1="5.575cm" svg:x2="8.65cm" svg:y2="5.3cm" draw:start-shape="id4" draw:start-glue-point="3" draw:end-shape="id13" draw:end-glue-point="1" svg:d="M9950 5575c-973 0-324-275-1300-275" svg:viewBox="0 0 1301 276">
          <text:p/>
        </draw:connector>
        <draw:connector draw:style-name="gr13" draw:text-style-name="P8" draw:layer="layout" draw:type="curve" svg:x1="16.975cm" svg:y1="7.05cm" svg:x2="17cm" svg:y2="8.25cm" draw:start-shape="id14" draw:start-glue-point="2" draw:end-shape="id10" draw:end-glue-point="0" svg:d="M16975 7050c0 901 25 302 25 1200" svg:viewBox="0 0 26 1201">
          <text:p/>
        </draw:connector>
        <draw:connector draw:style-name="gr13" draw:text-style-name="P8" draw:layer="layout" draw:type="curve" svg:x1="17.375cm" svg:y1="13.95cm" svg:x2="15.25cm" svg:y2="13.1cm" draw:start-shape="id15" draw:start-glue-point="0" draw:end-shape="id6" draw:end-glue-point="1" svg:d="M17375 13950c0-567-708-850-2125-850" svg:viewBox="0 0 2126 851">
          <text:p/>
        </draw:connector>
        <draw:connector draw:style-name="gr13" draw:text-style-name="P8" draw:layer="layout" draw:type="curve" svg:x1="8.251cm" svg:y1="18.351cm" svg:x2="8.95cm" svg:y2="18.375cm" draw:start-shape="id16" draw:start-glue-point="10" draw:end-shape="id7" draw:end-glue-point="5" svg:d="M8251 18351c525 0 176 24 699 24" svg:viewBox="0 0 700 25">
          <text:p/>
        </draw:connector>
        <draw:connector draw:style-name="gr13" draw:text-style-name="P8" draw:layer="layout" draw:type="curve" svg:x1="8.5cm" svg:y1="21.325cm" svg:x2="7.1cm" svg:y2="21.075cm" draw:start-shape="id8" draw:start-glue-point="3" draw:end-shape="id17" draw:end-glue-point="1" svg:d="M8500 21325c-1048 0-349-250-1400-250" svg:viewBox="0 0 1401 251">
          <text:p/>
        </draw:connector>
        <draw:custom-shape draw:style-name="gr14" draw:text-style-name="P6" xml:id="id18" draw:id="id18" draw:layer="layout" svg:width="3.149cm" svg:height="0.949cm" svg:x="6.451cm" svg:y="14.901cm">
          <text:p text:style-name="P3"><text:span text:style-name="T3">ro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8" draw:layer="layout" draw:type="curve" svg:x1="9.575cm" svg:y1="13.923cm" svg:x2="8.026cm" svg:y2="14.901cm" draw:start-shape="id1" draw:start-glue-point="6" draw:end-shape="id18" draw:end-glue-point="4" svg:d="M9575 13923c0 733-1549 245-1549 978" svg:viewBox="0 0 1550 979">
          <text:p/>
        </draw:connector>
        <draw:custom-shape draw:style-name="gr14" draw:text-style-name="P6" xml:id="id16" draw:id="id16" draw:layer="layout" svg:width="1.9cm" svg:height="0.5cm" svg:x="6.351cm" svg:y="18.101cm">
          <text:p text:style-name="P3"><text:span text:style-name="T3">typ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draw:layer="layout" svg:width="2.5cm" svg:height="0.95cm" svg:x="2.95cm" svg:y="5.375cm">
          <text:p text:style-name="P3"><text:span text:style-name="T3">last_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8T10:18:56.620476109</meta:creation-date>
    <dc:date>2015-03-22T11:01:16.085505000</dc:date>
    <meta:editing-duration>PT5H27M23S</meta:editing-duration>
    <meta:editing-cycles>14</meta:editing-cycles>
    <meta:generator>LibreOffice/4.4.1.2$MacOSX_X86_64 LibreOffice_project/45e2de17089c24a1fa810c8f975a7171ba4cd432</meta:generator>
    <meta:document-statistic meta:object-count="68"/>
  </office:meta>
</office:document-meta>
</file>